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3pt" style:font-size-asian="13pt" style:font-size-complex="13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T12" style:parent-style-name="Car.predefinitoparagrafo" style:family="text">
      <style:text-properties fo:font-size="16pt" style:font-size-asian="16pt" style:font-size-complex="16pt"/>
    </style:style>
    <style:style style:name="T13" style:parent-style-name="Car.predefinitoparagrafo" style:family="text">
      <style:text-properties fo:font-size="13pt" style:font-size-asian="13pt" style:font-size-complex="13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T18" style:parent-style-name="Car.predefinitoparagrafo" style:family="text">
      <style:text-properties fo:font-size="16pt" style:font-size-asian="16pt" style:font-size-complex="16pt"/>
    </style:style>
    <style:style style:name="T1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Car.predefinitoparagrafo" style:family="text">
      <style:text-properties fo:font-size="16pt" style:font-size-asian="16pt" style:font-size-complex="16pt"/>
    </style:style>
    <style:style style:name="T2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Appunti del 13/10/2022</text:p>
      <text:p text:style-name="P2"/>
      <text:p text:style-name="P3">Niccolò Machiavelli</text:p>
      <text:p text:style-name="P4"/>
      <text:p text:style-name="P5">Nasce a Firenze nel 1469 da una famiglia nobile, ebbe studi classici e poté studiare i classici latini. Le prime notizie della sua attività politica sono dell'espulsione dei Medici da<text:s/>Firenze nel 1494, fu candidato segretario della seconda Cancelleria del Comune nel 1498, con compiti relativi alla guerra e agli affari interni, ma l'incarico fu assegnato ad un sostenitore di Savonarola. Tuttavia pochi mesi dopo il frate fu scomunicato dal papa e messo sul rogo con i suoi sostenitori dispersi nel governo fiorentino. Machiavelli nel Giugno 1498 ne prese il posto e a Luglio divenne segretario della magistratura.</text:p>
      <text:p text:style-name="P6">Dopo aver sposato Marietta Corsini nel 1500 da cui ebbe 6 figli, si reca in<text:s/>Francia in missione per la Repubblica fiorentina. Dal 1502 al 1503 conosce Cesare Borgia, figlio del papa, che prende come modello per delineare la figura di principe ideale.</text:p>
      <text:p text:style-name="P7">Tornato a Firenze si occupa della riorganizzazione dell'esercito che voleva fosse composto da soldati arruolati nel territorio di Firenze e non da mercenari come era consuetudine fare.</text:p>
      <text:p text:style-name="P8">1512 i Medici tornano a Firenze e Machiavelli cade in disgrazia.</text:p>
      <text:p text:style-name="P9">Nel 1516 pubblica la sua opera più importante “il Principe”.</text:p>
      <text:p text:style-name="P10">Torna alla vita politica.</text:p>
      <text:p text:style-name="P11">Muore<text:s/>nel 1527 nella sua città, Firenze.</text:p>
      <text:p text:style-name="Standard"><text:span text:style-name="T12"><text:line-break/></text:span><text:span text:style-name="T13">Appunti del 19/10/2022</text:span></text:p>
      <text:p text:style-name="P14"/>
      <text:p text:style-name="P15">Machiavelli è molto realistico ed ha una visione del mondo cupa, crede che nell'uomo ci sia il bene e il male ma che l'uomo sia più portato ai comportamenti scorretti.</text:p>
      <text:p text:style-name="P16"/>
      <text:p text:style-name="P17">Il suo pessimismo da una parte è dovuto alla sua visione molto laica, <text:s/>non è contemplato un intervento divino e perciò l'uomo crea il suo destino ma lo sfrutta in modo sbagliato secondo lui. L'altro motivo è che vede il mondo intorno a se cadere perché quel secolo per Firenze è pieno di cambi di potere con altrettanti massacri con anche torture a lui stesso.</text:p>
      <text:p text:style-name="Standard"><text:span text:style-name="T18">Sia Machiavelli che Ariosto vivono e scrivono nello stesso periodo ma hanno una <text:s/>visione del mondo differente, Ariosto più<text:s/></text:span><text:span text:style-name="T19">leggera, ironica e fantasiosa</text:span><text:span text:style-name="T20"><text:s/>mentre Machiavelli crea un'opera<text:s/></text:span><text:span text:style-name="T21">realistic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drea </meta:initial-creator>
    <dc:creator>Marco Maccione</dc:creator>
    <meta:creation-date>2022-10-13T09:11:00Z</meta:creation-date>
    <dc:date>2022-11-02T17:50:00Z</dc:date>
    <meta:template xlink:href="Normal.dotm" xlink:type="simple"/>
    <meta:editing-cycles>5</meta:editing-cycles>
    <meta:editing-duration>PT2640S</meta:editing-duration>
    <meta:document-statistic meta:page-count="1" meta:paragraph-count="4" meta:word-count="304" meta:character-count="2038" meta:row-count="14" meta:non-whitespace-character-count="1738"/>
  </office:meta>
</office:document-meta>
</file>